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Frame_20_contents">
      <style:text-properties officeooo:paragraph-rsid="0010503a"/>
    </style:style>
    <style:style style:name="P16" style:family="paragraph" style:parent-style-name="Standard">
      <style:text-properties style:text-underline-style="none" fo:font-weight="normal" style:font-weight-asian="normal" style:font-weight-complex="normal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 fo:font-weight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1.7819in"><text:p text:style-name="P4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6">Import depuis header.odt</text:span></text:p></draw:text-box></draw:frame></text:p>
      <text:p text:style-name="P1"><draw:frame draw:style-name="fr3" draw:name="Cadre1" text:anchor-type="paragraph" svg:x="3.5799in" svg:y="0.1201in" svg:width="3in" svg:height="1.2598in" draw:z-index="2"><draw:text-box><text:p text:style-name="Frame_20_contents"><office:annotation><dc:creator>Gauthier Bastien</dc:creator><dc:date>2011-02-16T14:49:10</dc:date><text:p text:style-name="P17"><text:span text:style-name="T11">do text if not len(self.getApplicants()) &gt; 1</text:span></text:p><text:p text:style-name="P17"><text:span text:style-name="T11">from xhtml(</text:span><text:span text:style-name="T12">tool.decorateHTML('UrbanAddress', </text:span><text:span text:style-name="T11">applicantobj.getSignaletic(withaddress=True,linebyline=True)))</text:span></text:p></office:annotation><text:span text:style-name="T8">Titre Nom Prénom<text:line-break/>Adresse ligne1<text:line-break/>Adresse ligne2</text:span></text:p><text:p text:style-name="P15"><text:span text:style-name="T8"><office:annotation><dc:creator>Gauthier Bastien</dc:creator><dc:date>2011-02-17T09:18:17</dc:date><text:p text:style-name="P17"><text:span text:style-name="T11">do text if </text:span><text:span text:style-name="T12">len(self.getApplicants()) &gt; 1</text:span></text:p></office:annotation></text:span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 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8"> 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14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7"><text:span text:style-name="T13">do text</text:span></text:p><text:p text:style-name="P17"><text:span text:style-name="T13">from document(at=reference, format='odt')</text:span></text:p></office:annotation><text:span text:style-name="T6">Import depuis reference.odt</text:span></text:p></draw:text-box></draw:frame></text:p>
      <text:p text:style-name="P3">Récépissé de dépôt de compléments</text:p>
      <text:p text:style-name="P3">relatifs à une demande de permis d'urbanisme</text:p>
      <text:p text:style-name="P5"/>
      <text:p text:style-name="P7"/>
      <text:p text:style-name="P8">Je soussigné, <text:span text:style-name="T5"><text:text-input text:description="">self.getFoldermanagers()[0].getName2()</text:text-input></text:span><text:span text:style-name="T5"> </text:span><text:span text:style-name="T5"><text:text-input text:description="">self.getFoldermanagers()[0].getName1()</text:text-input></text:span>, délégué par la Ville de <text:span text:style-name="Police_20_par_20_défaut"><text:span text:style-name="T9"><text:text-input text:description="">tool.getCityName()</text:text-input></text:span></text:span>,</text:p>
      <text:p text:style-name="P7">certifie que, conformément aux dispositions de l'article D.IV.32. du Code du développement territorial,</text:p>
      <text:p text:style-name="P7"/>
      <text:p text:style-name="P11"><text:text-input text:description="Signalétique des demandeurs">self.getApplicantsSignaletic()</text:text-input></text:p>
      <text:p text:style-name="P11"/>
      <text:p text:style-name="P9"><text:span text:style-name="T1"><office:annotation><dc:creator>Gauthier Bastien</dc:creator><dc:date>2011-02-21T10:13:40</dc:date><text:p text:style-name="P17"><text:span text:style-name="T13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2"><office:annotation><dc:creator>Gauthier Bastien</dc:creator><dc:date>2011-02-21T10:14:06</dc:date><text:p text:style-name="P17"><text:span text:style-name="T13">do text if (len(self.getApplicants()) &gt; 1) or (</text:span><text:span text:style-name="T14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9"><office:annotation><dc:creator>Gauthier Bastien</dc:creator><dc:date>2011-02-21T10:09:27</dc:date><text:p text:style-name="P17"><text:span text:style-name="T13">do text if not len(self.getParcels()) &gt; 1</text:span></text:p></office:annotation>sur la parcelle située <text:span text:style-name="T3"><office:annotation><dc:creator>Gauthier Bastien</dc:creator><dc:date>2011-02-21T10:13:40</dc:date><text:p text:style-name="P17"><text:span text:style-name="T13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self.getPortionOutsText()</text:text-input></text:span><text:span text:style-name="T4">.</text:span></text:p>
      <text:p text:style-name="P12"><office:annotation><dc:creator>Gauthier Bastien</dc:creator><dc:date>2011-02-21T10:12:18</dc:date><text:p text:style-name="P17"><text:span text:style-name="T13">do text if len(self.getParcels()) &gt; 1</text:span></text:p></office:annotation>sur les parcelles situées <office:annotation><dc:creator>Gauthier Bastien</dc:creator><dc:date>2011-02-21T10:13:40</dc:date><text:p text:style-name="P17"><text:span text:style-name="T13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self.getPortionOutsText()</text:text-input></text:span>.</text:p>
      <text:p text:style-name="P13"/>
      <text:p text:style-name="P7">Dans les 20 jours de la présente, votre dossier sera analysé par le service des Autorisations et il vous sera communiqué la complétude du dossier conformément à l’article D.IV.33, 1° du CoDT<text:span text:style-name="T7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10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19T13:02:00.717046272</dc:date>
    <meta:editing-duration>PT2H58M14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28" meta:character-count="1704" meta:non-whitespace-character-count="1523"/>
  </office:meta>
</office:document-meta>
</file>